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svg+xml" manifest:full-path="Pictures/0.svgz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elementos-conjuntos-e-pertinência"/>Elementos, Conjuntos e pertinência<text:bookmark-end text:name="elementos-conjuntos-e-pertinência"/></text:h>
      <text:p text:style-name="First_20_paragraph">Em Matemátemática, utilizamos <text:span text:style-name="T1">sistemas axiomáticos</text:span>. Nesses sistemas, temos algumas <text:span text:style-name="T1">noções elementares</text:span>, que são coisas que não definimos e <text:span text:style-name="T1">axiomas</text:span>, que são as regras que escolhemos como válidas dentro desse sistema.</text:p>
      <text:p text:style-name="Text_20_body">Na Teoria dos Conjuntos, as noções elementares são:</text:p>
      <text:list text:style-name="L1">
        <text:list-item>
          <text:p text:style-name="P1">conjunto</text:p>
        </text:list-item>
        <text:list-item>
          <text:p text:style-name="P1">elemento</text:p>
        </text:list-item>
        <text:list-item>
          <text:p text:style-name="P1">pertinência</text:p>
        </text:list-item>
      </text:list>
      <text:p text:style-name="First_20_paragraph">Nossa noção de conjunto em matemática é a mesma da linguagem coloquial: um agrupamento de coisas. Essas coisas que compõe o conjunto são os elementos desse conjunto. Quando um elemento faz parte de um conjunto, dizemos que ele <text:span text:style-name="T1">pertence</text:span> ao conjunto.</text:p>
      <text:p text:style-name="Text_20_body"><text:span text:style-name="T2">Exemplos</text:span></text:p>
      <text:list text:style-name="L2">
        <text:list-item>
          <text:p text:style-name="P2">O conjunto das vogais: a, e, i, o, u</text:p>
        </text:list-item>
        <text:list-item>
          <text:p text:style-name="P2">O conjunto de alunos do PIAPE</text:p>
        </text:list-item>
        <text:list-item>
          <text:p text:style-name="P2">O conjunto de alunos da UFSC Blumenau</text:p>
        </text:list-item>
        <text:list-item>
          <text:p text:style-name="P2">O conjunto dos números pares: 0, 2, 4, 6, 8,…</text:p>
        </text:list-item>
      </text:list>
      <text:h text:style-name="Heading_20_2" text:outline-level="2"><text:bookmark-start text:name="pertinência"/>Pertinência<text:bookmark-end text:name="pertinência"/></text:h>
      <text:p text:style-name="First_20_paragraph">Quando queremos dizer que um elemento pertence a um conjunto, utilizamos o símbolo $\in$. Quando queremos dizer que um elemento não pertence a um conjunto, utilizamos $\notin$. Assim, $$a\in \text{conjunto das vogais}$$ $$c \notin \text{conjunto das vogais}$$ $$0\in \text{conjunto dos números pares}$$ $$1\notin \text{conjunto dos números pares}$$</text:p>
      <text:h text:style-name="Heading_20_2" text:outline-level="2"><text:bookmark-start text:name="convenção"/>Convenção<text:bookmark-end text:name="convenção"/></text:h>
      <text:p text:style-name="First_20_paragraph">Uma convenção é um acordo. A convenção geral é que utilizamos letras minúsculas para denotar os elementos e letras maiúsculas para denotar os conjuntos.</text:p>
      <text:list text:style-name="L3">
        <text:list-item>
          <text:p text:style-name="P3">$a, b, c$ são elementos</text:p>
        </text:list-item>
        <text:list-item>
          <text:p text:style-name="P3">$A, B, C$ são conjuntos</text:p>
        </text:list-item>
      </text:list>
      <text:h text:style-name="Heading_20_2" text:outline-level="2"><text:bookmark-start text:name="definindo-um-conjunto"/>Definindo um conjunto<text:bookmark-end text:name="definindo-um-conjunto"/></text:h>
      <text:p text:style-name="First_20_paragraph">Podemos definir um conjunto de duas maneiras:</text:p>
      <text:list text:style-name="L4">
        <text:list-item>
          <text:p text:style-name="P4">Enumerando seus elementos</text:p>
        </text:list-item>
        <text:list-item>
          <text:p text:style-name="P4">Descrevendo uma propriedade que seus elementos possuem</text:p>
        </text:list-item>
      </text:list>
      <text:p text:style-name="First_20_paragraph"><text:span text:style-name="T2">Exemplo</text:span></text:p>
      <text:list text:style-name="L5">
        <text:list-item>
          <text:p text:style-name="P5">O conjunto das vogais podemos enumerar como $$V={a,e,i,o,u}$$ Sempre enumeramos os elementos de um conjunto entre chaves ${}$. Assim, para dizer que “a” é uma vogal, podemos denotar por $a\in V$.</text:p>
        </text:list-item>
        <text:list-item>
          <text:p text:style-name="P5">O conjunto dos números pares podemos descrever como $$P = { n \text{ é um número par} }$$</text:p>
        </text:list-item>
      </text:list>
      <text:h text:style-name="Heading_20_2" text:outline-level="2"><text:bookmark-start text:name="conjunto-unitário-e-vazio"/>Conjunto unitário e vazio<text:bookmark-end text:name="conjunto-unitário-e-vazio"/></text:h>
      <text:p text:style-name="First_20_paragraph">Existe um conjunto que não possui nenhum elemento. Esse conjunto é chamado de <text:span text:style-name="T1">conjunto vazio</text:span>, e denotado pelo símbolo $\emptyset$.</text:p>
      <text:p text:style-name="Text_20_body">Um <text:span text:style-name="T1">conjunto unitário</text:span> é um conjunto que possui apenas um elemento.</text:p>
      <text:p text:style-name="Text_20_body"><text:span text:style-name="T2">Exemplo</text:span>: o conjunto de tutores de matemática do PIAPE no campus Blumenau possui um único elemento.</text:p>
      <text:h text:style-name="Heading_20_2" text:outline-level="2"><text:bookmark-start text:name="conjunto-universo"/>Conjunto universo<text:bookmark-end text:name="conjunto-universo"/></text:h>
      <text:p text:style-name="First_20_paragraph">Quando estamos trabalhando em um problema, geralmente consideramos um <text:span text:style-name="T1">conjunto universo</text:span>, que é o conjunto de todos os elementos que podemos considerar no contexto estudado.</text:p>
      <text:h text:style-name="Heading_20_2" text:outline-level="2"><text:bookmark-start text:name="subconjuntos"/>Subconjuntos<text:bookmark-end text:name="subconjuntos"/></text:h>
      <text:p text:style-name="First_20_paragraph">Dizemos que um conjunto $A$ é _subconjunto de $B$ se todo elemento de $A$ também pertence a $B$. Nesse caso, utilizamos a notação $A \subseteq B$.</text:p>
      <text:p text:style-name="Text_20_body"><text:span text:style-name="T2">Exemplo</text:span></text:p>
      <text:list text:style-name="L6">
        <text:list-item>
          <text:p text:style-name="P6">Seja $A = {a,b,c}$ e $B = {a,b,c,d,e}$. Note que todo elemento de $A$ também percente a $B$, logo $A \subseteq B$.</text:p>
        </text:list-item>
        <text:list-item>
          <text:p text:style-name="P6">Seja $P = { n \text{ é um número par} }$ e $D = { n \text{ é um número múltiplo de 10} }$. Como todo número múltiplo de 10 também é par, podemos escrever $D \subseteq P$.</text:p>
        </text:list-item>
      </text:list>
      <text:p text:style-name="First_20_paragraph"><text:span text:style-name="T2">Contra-exemplos</text:span></text:p>
      <text:list text:style-name="L7">
        <text:list-item>
          <text:p text:style-name="P7">Se $A = {a,e,i,o,u}$ e $B = {a,b,c,d,e}$, note que nem todo elemento de $A$ pertence a $B$. Nesse caso, $A$ <text:span text:style-name="T2">não é</text:span> um sonjunto de $B$, e denotamos esse fato escrevendo $$A\not\subseteq B$$</text:p>
        </text:list-item>
        <text:list-item>
          <text:p text:style-name="P7">Seja $P = { n \text{ é um número par} }$ e $C = { n \text{ é um número múltiplo de 5} }$. Nesse caso, $5\in C$, porém $5\not\in P$. Assim, $C$ não pode ser um subconjunto de $P$, e denotamos por $C\not\subseteq P$.</text:p>
        </text:list-item>
      </text:list>
      <text:h text:style-name="Heading_20_2" text:outline-level="2"><text:bookmark-start text:name="diagramas-de-venn"/>Diagramas de Venn<text:bookmark-end text:name="diagramas-de-venn"/></text:h>
      <text:p text:style-name="First_20_paragraph">Podemos representar conjuntos de maneira visual. Para isso, utilizamos diagramas de Venn.</text:p>
      <text:p text:style-name="Text_20_body">Podemos representar o conjunto $A = {a,b,c,d,e}$ listando seus elementos e agrupando eles dentro de um círculo, como abaixo</text:p>
      <text:p text:style-name="Text_20_body"><draw:frame draw:name="img1" svg:width="150.0pt" svg:height="150.0pt"><draw:image xlink:href="Pictures/0.svgz" xlink:type="simple" xlink:show="embed" xlink:actuate="onLoad"/></draw:frame></text:p>
      <text:p text:style-name="Text_20_body">Se quisermos representar o conjunto $A = {a,b,c}$ juntamente com o conjunto $B = {a,b,c,d,e}$, podemos representar todos os elementos e depois circular os que pertencem a $A$ e os que pertencem a $B$.</text:p>
      <text:p text:style-name="Text_20_body"> a b c d e A B </text:p>
      <text:p text:style-name="Text_20_body">Agora temos uma maneira visual de entender que $A\subseteq B$.</text:p>
      <text:p text:style-name="Text_20_body">Se quisermos representar o conjunto $A = {a,e,i,o,u}$ juntamente com o conjunto $B = {a,b,c,d,e}$, podemos representar todos os elementos e depois circular os que pertencem a $A$ e os que pertencem a $B$.</text:p>
      <text:p text:style-name="Text_20_body"> u o i a e b c d A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</meta:generator>
    <dc:title/>
    <dc:description/>
    <dc:subject/>
    <meta:keyword/>
    <meta:initial-creator/>
    <dc:creator/>
    <meta:creation-date>2024-02-24T16:12:39Z</meta:creation-date>
    <dc:date>2024-02-24T16:12:39Z</dc:date>
  </office:meta>
</office:document-meta>
</file>